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568710" table:style-name="ce6">
            <text:p>568.710</text:p>
          </table:table-cell>
          <table:table-cell office:value-type="float" office:value="36300" table:style-name="ce6">
            <text:p>36.300</text:p>
          </table:table-cell>
          <table:table-cell office:value-type="float" office:value="74500" table:style-name="ce6">
            <text:p>74.500</text:p>
          </table:table-cell>
          <table:table-cell office:value-type="float" office:value="679510" table:style-name="ce6">
            <text:p>679.510</text:p>
          </table:table-cell>
          <table:table-cell office:value-type="float" office:value="485673" table:style-name="ce6">
            <text:p>485.673</text:p>
          </table:table-cell>
          <table:table-cell office:value-type="percentage" office:value="0.71474003325926039" table:style-name="ce11">
            <text:p>71,5%</text:p>
          </table:table-cell>
          <table:table-cell office:value-type="float" office:value="198314" table:style-name="ce6">
            <text:p>198.314</text:p>
          </table:table-cell>
          <table:table-cell office:value-type="date" office:date-value="2021-02-15T00:00:00" table:style-name="ce14">
            <text:p>1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96255" table:style-name="ce8">
            <text:p>96.255</text:p>
          </table:table-cell>
          <table:table-cell office:value-type="float" office:value="6300" table:style-name="ce8">
            <text:p>6.300</text:p>
          </table:table-cell>
          <table:table-cell office:value-type="float" office:value="11700" table:style-name="ce8">
            <text:p>11.700</text:p>
          </table:table-cell>
          <table:table-cell office:value-type="float" office:value="114255" table:style-name="ce8">
            <text:p>114.255</text:p>
          </table:table-cell>
          <table:table-cell office:value-type="float" office:value="96987" table:style-name="ce8">
            <text:p>96.987</text:p>
          </table:table-cell>
          <table:table-cell office:value-type="percentage" office:value="0.84886438230274386" table:style-name="ce12">
            <text:p>84,9%</text:p>
          </table:table-cell>
          <table:table-cell office:value-type="float" office:value="39674" table:style-name="ce8">
            <text:p>39.674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98015" table:style-name="ce8">
            <text:p>98.015</text:p>
          </table:table-cell>
          <table:table-cell office:value-type="float" office:value="6300" table:style-name="ce8">
            <text:p>6.300</text:p>
          </table:table-cell>
          <table:table-cell office:value-type="float" office:value="9000" table:style-name="ce8">
            <text:p>9.000</text:p>
          </table:table-cell>
          <table:table-cell office:value-type="float" office:value="113315" table:style-name="ce8">
            <text:p>113.315</text:p>
          </table:table-cell>
          <table:table-cell office:value-type="float" office:value="83128" table:style-name="ce8">
            <text:p>83.128</text:p>
          </table:table-cell>
          <table:table-cell office:value-type="percentage" office:value="0.73360102369500946" table:style-name="ce12">
            <text:p>73,4%</text:p>
          </table:table-cell>
          <table:table-cell office:value-type="float" office:value="34568" table:style-name="ce8">
            <text:p>34.568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49500" table:style-name="ce8">
            <text:p>49.500</text:p>
          </table:table-cell>
          <table:table-cell office:value-type="float" office:value="3200" table:style-name="ce8">
            <text:p>3.200</text:p>
          </table:table-cell>
          <table:table-cell office:value-type="float" office:value="10300" table:style-name="ce8">
            <text:p>10.300</text:p>
          </table:table-cell>
          <table:table-cell office:value-type="float" office:value="63000" table:style-name="ce8">
            <text:p>63.000</text:p>
          </table:table-cell>
          <table:table-cell office:value-type="float" office:value="45348" table:style-name="ce8">
            <text:p>45.348</text:p>
          </table:table-cell>
          <table:table-cell office:value-type="percentage" office:value="0.71980952380952379" table:style-name="ce12">
            <text:p>72,0%</text:p>
          </table:table-cell>
          <table:table-cell office:value-type="float" office:value="19361" table:style-name="ce8">
            <text:p>19.361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111120" table:style-name="ce8">
            <text:p>111.120</text:p>
          </table:table-cell>
          <table:table-cell office:value-type="float" office:value="7000" table:style-name="ce8">
            <text:p>7.000</text:p>
          </table:table-cell>
          <table:table-cell office:value-type="float" office:value="19200" table:style-name="ce8">
            <text:p>19.200</text:p>
          </table:table-cell>
          <table:table-cell office:value-type="float" office:value="137320" table:style-name="ce8">
            <text:p>137.320</text:p>
          </table:table-cell>
          <table:table-cell office:value-type="float" office:value="109051" table:style-name="ce8">
            <text:p>109.051</text:p>
          </table:table-cell>
          <table:table-cell office:value-type="percentage" office:value="0.79413778036702587" table:style-name="ce12">
            <text:p>79,4%</text:p>
          </table:table-cell>
          <table:table-cell office:value-type="float" office:value="45239" table:style-name="ce8">
            <text:p>45.239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47535" table:style-name="ce8">
            <text:p>47.535</text:p>
          </table:table-cell>
          <table:table-cell office:value-type="float" office:value="2900" table:style-name="ce8">
            <text:p>2.900</text:p>
          </table:table-cell>
          <table:table-cell office:value-type="float" office:value="5100" table:style-name="ce8">
            <text:p>5.100</text:p>
          </table:table-cell>
          <table:table-cell office:value-type="float" office:value="55535" table:style-name="ce8">
            <text:p>55.535</text:p>
          </table:table-cell>
          <table:table-cell office:value-type="float" office:value="43913" table:style-name="ce8">
            <text:p>43.913</text:p>
          </table:table-cell>
          <table:table-cell office:value-type="percentage" office:value="0.79072656883046732" table:style-name="ce12">
            <text:p>79,1%</text:p>
          </table:table-cell>
          <table:table-cell office:value-type="float" office:value="19062" table:style-name="ce8">
            <text:p>19.062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211485" table:style-name="ce8">
            <text:p>211.485</text:p>
          </table:table-cell>
          <table:table-cell office:value-type="float" office:value="13500" table:style-name="ce8">
            <text:p>13.500</text:p>
          </table:table-cell>
          <table:table-cell office:value-type="float" office:value="21100" table:style-name="ce8">
            <text:p>21.100</text:p>
          </table:table-cell>
          <table:table-cell office:value-type="float" office:value="246085" table:style-name="ce8">
            <text:p>246.085</text:p>
          </table:table-cell>
          <table:table-cell office:value-type="float" office:value="196196" table:style-name="ce8">
            <text:p>196.196</text:p>
          </table:table-cell>
          <table:table-cell office:value-type="percentage" office:value="0.79726923623951074" table:style-name="ce12">
            <text:p>79,7%</text:p>
          </table:table-cell>
          <table:table-cell office:value-type="float" office:value="81422" table:style-name="ce8">
            <text:p>81.422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43775" table:style-name="ce8">
            <text:p>143.775</text:p>
          </table:table-cell>
          <table:table-cell office:value-type="float" office:value="9200" table:style-name="ce8">
            <text:p>9.200</text:p>
          </table:table-cell>
          <table:table-cell office:value-type="float" office:value="18000" table:style-name="ce8">
            <text:p>18.000</text:p>
          </table:table-cell>
          <table:table-cell office:value-type="float" office:value="170975" table:style-name="ce8">
            <text:p>170.975</text:p>
          </table:table-cell>
          <table:table-cell office:value-type="float" office:value="132722" table:style-name="ce8">
            <text:p>132.722</text:p>
          </table:table-cell>
          <table:table-cell office:value-type="percentage" office:value="0.77626553589706093" table:style-name="ce12">
            <text:p>77,6%</text:p>
          </table:table-cell>
          <table:table-cell office:value-type="float" office:value="55447" table:style-name="ce8">
            <text:p>55.447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489680" table:style-name="ce8">
            <text:p>489.680</text:p>
          </table:table-cell>
          <table:table-cell office:value-type="float" office:value="31400" table:style-name="ce8">
            <text:p>31.400</text:p>
          </table:table-cell>
          <table:table-cell office:value-type="float" office:value="68600" table:style-name="ce8">
            <text:p>68.600</text:p>
          </table:table-cell>
          <table:table-cell office:value-type="float" office:value="589680" table:style-name="ce8">
            <text:p>589.680</text:p>
          </table:table-cell>
          <table:table-cell office:value-type="float" office:value="427525" table:style-name="ce8">
            <text:p>427.525</text:p>
          </table:table-cell>
          <table:table-cell office:value-type="percentage" office:value="0.72501187084520413" table:style-name="ce12">
            <text:p>72,5%</text:p>
          </table:table-cell>
          <table:table-cell office:value-type="float" office:value="168254" table:style-name="ce8">
            <text:p>168.254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247060" table:style-name="ce8">
            <text:p>247.060</text:p>
          </table:table-cell>
          <table:table-cell office:value-type="float" office:value="15700" table:style-name="ce8">
            <text:p>15.700</text:p>
          </table:table-cell>
          <table:table-cell office:value-type="float" office:value="44500" table:style-name="ce8">
            <text:p>44.500</text:p>
          </table:table-cell>
          <table:table-cell office:value-type="float" office:value="307260" table:style-name="ce8">
            <text:p>307.260</text:p>
          </table:table-cell>
          <table:table-cell office:value-type="float" office:value="228180" table:style-name="ce8">
            <text:p>228.180</text:p>
          </table:table-cell>
          <table:table-cell office:value-type="percentage" office:value="0.74262839289201332" table:style-name="ce12">
            <text:p>74,3%</text:p>
          </table:table-cell>
          <table:table-cell office:value-type="float" office:value="96040" table:style-name="ce8">
            <text:p>96.040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88415" table:style-name="ce8">
            <text:p>88.415</text:p>
          </table:table-cell>
          <table:table-cell office:value-type="float" office:value="5400" table:style-name="ce8">
            <text:p>5.400</text:p>
          </table:table-cell>
          <table:table-cell office:value-type="float" office:value="9300" table:style-name="ce8">
            <text:p>9.300</text:p>
          </table:table-cell>
          <table:table-cell office:value-type="float" office:value="103115" table:style-name="ce8">
            <text:p>103.115</text:p>
          </table:table-cell>
          <table:table-cell office:value-type="float" office:value="82086" table:style-name="ce8">
            <text:p>82.086</text:p>
          </table:table-cell>
          <table:table-cell office:value-type="percentage" office:value="0.79606264849924846" table:style-name="ce12">
            <text:p>79,6%</text:p>
          </table:table-cell>
          <table:table-cell office:value-type="float" office:value="33415" table:style-name="ce8">
            <text:p>33.415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53385" table:style-name="ce8">
            <text:p>153.385</text:p>
          </table:table-cell>
          <table:table-cell office:value-type="float" office:value="9800" table:style-name="ce8">
            <text:p>9.800</text:p>
          </table:table-cell>
          <table:table-cell office:value-type="float" office:value="23800" table:style-name="ce8">
            <text:p>23.800</text:p>
          </table:table-cell>
          <table:table-cell office:value-type="float" office:value="186985" table:style-name="ce8">
            <text:p>186.985</text:p>
          </table:table-cell>
          <table:table-cell office:value-type="float" office:value="138601" table:style-name="ce8">
            <text:p>138.601</text:p>
          </table:table-cell>
          <table:table-cell office:value-type="percentage" office:value="0.7412412760381849" table:style-name="ce12">
            <text:p>74,1%</text:p>
          </table:table-cell>
          <table:table-cell office:value-type="float" office:value="57397" table:style-name="ce8">
            <text:p>57.397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23465" table:style-name="ce8">
            <text:p>23.465</text:p>
          </table:table-cell>
          <table:table-cell office:value-type="float" office:value="1400" table:style-name="ce8">
            <text:p>1.400</text:p>
          </table:table-cell>
          <table:table-cell office:value-type="float" office:value="2800" table:style-name="ce8">
            <text:p>2.800</text:p>
          </table:table-cell>
          <table:table-cell office:value-type="float" office:value="27665" table:style-name="ce8">
            <text:p>27.665</text:p>
          </table:table-cell>
          <table:table-cell office:value-type="float" office:value="22032" table:style-name="ce8">
            <text:p>22.032</text:p>
          </table:table-cell>
          <table:table-cell office:value-type="percentage" office:value="0.79638532441713361" table:style-name="ce12">
            <text:p>79,6%</text:p>
          </table:table-cell>
          <table:table-cell office:value-type="float" office:value="8529" table:style-name="ce8">
            <text:p>8.529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398895" table:style-name="ce8">
            <text:p>398.895</text:p>
          </table:table-cell>
          <table:table-cell office:value-type="float" office:value="25400" table:style-name="ce8">
            <text:p>25.400</text:p>
          </table:table-cell>
          <table:table-cell office:value-type="float" office:value="59800" table:style-name="ce8">
            <text:p>59.800</text:p>
          </table:table-cell>
          <table:table-cell office:value-type="float" office:value="484095" table:style-name="ce8">
            <text:p>484.095</text:p>
          </table:table-cell>
          <table:table-cell office:value-type="float" office:value="354258" table:style-name="ce8">
            <text:p>354.258</text:p>
          </table:table-cell>
          <table:table-cell office:value-type="percentage" office:value="0.73179437920242929" table:style-name="ce12">
            <text:p>73,2%</text:p>
          </table:table-cell>
          <table:table-cell office:value-type="float" office:value="160202" table:style-name="ce8">
            <text:p>160.202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103685" table:style-name="ce8">
            <text:p>103.685</text:p>
          </table:table-cell>
          <table:table-cell office:value-type="float" office:value="6600" table:style-name="ce8">
            <text:p>6.600</text:p>
          </table:table-cell>
          <table:table-cell office:value-type="float" office:value="13300" table:style-name="ce8">
            <text:p>13.300</text:p>
          </table:table-cell>
          <table:table-cell office:value-type="float" office:value="123585" table:style-name="ce8">
            <text:p>123.585</text:p>
          </table:table-cell>
          <table:table-cell office:value-type="float" office:value="93705" table:style-name="ce8">
            <text:p>93.705</text:p>
          </table:table-cell>
          <table:table-cell office:value-type="percentage" office:value="0.75822308532588911" table:style-name="ce12">
            <text:p>75,8%</text:p>
          </table:table-cell>
          <table:table-cell office:value-type="float" office:value="39879" table:style-name="ce8">
            <text:p>39.879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46365" table:style-name="ce8">
            <text:p>46.365</text:p>
          </table:table-cell>
          <table:table-cell office:value-type="float" office:value="2900" table:style-name="ce8">
            <text:p>2.900</text:p>
          </table:table-cell>
          <table:table-cell office:value-type="float" office:value="5800" table:style-name="ce8">
            <text:p>5.800</text:p>
          </table:table-cell>
          <table:table-cell office:value-type="float" office:value="55065" table:style-name="ce8">
            <text:p>55.065</text:p>
          </table:table-cell>
          <table:table-cell office:value-type="float" office:value="42492" table:style-name="ce8">
            <text:p>42.492</text:p>
          </table:table-cell>
          <table:table-cell office:value-type="percentage" office:value="0.77166984472895672" table:style-name="ce12">
            <text:p>77,2%</text:p>
          </table:table-cell>
          <table:table-cell office:value-type="float" office:value="16873" table:style-name="ce8">
            <text:p>16.873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127350" table:style-name="ce8">
            <text:p>127.350</text:p>
          </table:table-cell>
          <table:table-cell office:value-type="float" office:value="7900" table:style-name="ce8">
            <text:p>7.900</text:p>
          </table:table-cell>
          <table:table-cell office:value-type="float" office:value="19600" table:style-name="ce8">
            <text:p>19.600</text:p>
          </table:table-cell>
          <table:table-cell office:value-type="float" office:value="154850" table:style-name="ce8">
            <text:p>154.850</text:p>
          </table:table-cell>
          <table:table-cell office:value-type="float" office:value="101147" table:style-name="ce8">
            <text:p>101.147</text:p>
          </table:table-cell>
          <table:table-cell office:value-type="percentage" office:value="0.65319341298030353" table:style-name="ce12">
            <text:p>65,3%</text:p>
          </table:table-cell>
          <table:table-cell office:value-type="float" office:value="43281" table:style-name="ce8">
            <text:p>43.281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4320" table:style-name="ce8">
            <text:p>4.320</text:p>
          </table:table-cell>
          <table:table-cell office:value-type="float" office:value="400" table:style-name="ce8">
            <text:p>400</text:p>
          </table:table-cell>
          <table:table-cell office:value-type="float" office:value="800" table:style-name="ce8">
            <text:p>800</text:p>
          </table:table-cell>
          <table:table-cell office:value-type="float" office:value="5520" table:style-name="ce8">
            <text:p>5.520</text:p>
          </table:table-cell>
          <table:table-cell office:value-type="float" office:value="4111" table:style-name="ce8">
            <text:p>4.111</text:p>
          </table:table-cell>
          <table:table-cell office:value-type="percentage" office:value="0.74474637681159417" table:style-name="ce12">
            <text:p>74,5%</text:p>
          </table:table-cell>
          <table:table-cell office:value-type="float" office:value="969" table:style-name="ce8">
            <text:p>969</text:p>
          </table:table-cell>
          <table:table-cell office:value-type="date" office:date-value="2021-02-16T00:00:00" table:style-name="ce15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3150" table:style-name="ce8">
            <text:p>3.150</text:p>
          </table:table-cell>
          <table:table-cell office:value-type="float" office:value="400" table:style-name="ce8">
            <text:p>400</text:p>
          </table:table-cell>
          <table:table-cell office:value-type="float" office:value="800" table:style-name="ce8">
            <text:p>800</text:p>
          </table:table-cell>
          <table:table-cell office:value-type="float" office:value="4350" table:style-name="ce8">
            <text:p>4.350</text:p>
          </table:table-cell>
          <table:table-cell office:value-type="float" office:value="3302" table:style-name="ce8">
            <text:p>3.302</text:p>
          </table:table-cell>
          <table:table-cell office:value-type="percentage" office:value="0.75908045977011496" table:style-name="ce12">
            <text:p>75,9%</text:p>
          </table:table-cell>
          <table:table-cell office:value-type="float" office:value="1254" table:style-name="ce8">
            <text:p>1.254</text:p>
          </table:table-cell>
          <table:table-cell office:value-type="date" office:date-value="2021-02-16T00:00:00" table:style-name="ce16">
            <text:p>16/02/202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3012165" table:style-name="ce10">
            <text:p>3.012.165</text:p>
          </table:table-cell>
          <table:table-cell office:value-type="float" office:value="192000" table:style-name="ce10">
            <text:p>192.000</text:p>
          </table:table-cell>
          <table:table-cell office:value-type="float" office:value="418000" table:style-name="ce10">
            <text:p>418.000</text:p>
          </table:table-cell>
          <table:table-cell office:value-type="float" office:value="3622165" table:style-name="ce10">
            <text:p>3.622.165</text:p>
          </table:table-cell>
          <table:table-cell office:value-type="float" office:value="2690457" table:style-name="ce10">
            <text:p>2.690.457</text:p>
          </table:table-cell>
          <table:table-cell office:value-type="percentage" office:value="0.74277593649102125" table:style-name="ce13">
            <text:p>74,3%</text:p>
          </table:table-cell>
          <table:table-cell office:value-type="float" office:value="1119180" table:style-name="ce10">
            <text:p>1.119.180</text:p>
          </table:table-cell>
          <table:table-cell table:style-name="ce17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1-04T11:25:18Z</meta:creation-date>
    <dc:date>2021-02-17T15:05:54Z</dc:date>
  </office:meta>
</office:document-meta>
</file>